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officeooo:rsid="01407713"/>
    </style:style>
    <style:style style:name="T128" style:family="text">
      <style:text-properties fo:color="#800000"/>
    </style:style>
    <style:style style:name="T129" style:family="text">
      <style:text-properties officeooo:rsid="01457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2">parser za izlaze od nc-standardize<text:span text:style-name="T16"> </text:span><text:span text:style-name="T21">nepotrebno</text:span></text:p>
        <text:p text:style-name="P192"><text:span text:style-name="T21"/></text:p>
        <text:p text:style-name="P190">normalizaciju napravit na validation i test setu sa <text:span text:style-name="T80">vrijednostima od training seta:</text:span></text:p>
        <text:p text:style-name="P196"/>
        <text:p text:style-name="P196">nc-standardize train.nc <text:s text:c="2"/># napravi normaliziraj train set</text:p>
        <text:p text:style-name="P196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195">spakirat .nc sa test setom - <text:span text:style-name="T83">hack, ima iste inpute i outpute jer ova glupost ne zna drukčije to napravit</text:span></text:p>
        <text:p text:style-name="P151"/>
        <text:p text:style-name="P152"/>
        <text:p text:style-name="P193"><text:soft-page-break/>skripta za vizualiziranje htk.mfcc fajlova</text:p>
        <text:p text:style-name="P193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194">- <text:span text:style-name="T85">napravit da uzima parametar sa komandne linije, da mogu samo double-klik,</text:span></text:p>
        <text:p text:style-name="P194"><text:tab/><text:span text:style-name="T87">+ parametar s kojim vrijednostima da normalizira</text:span></text:p>
        <text:p text:style-name="P189"><text:tab/><text:span text:style-name="T88">https://docs.python.org/2/howto/argparse.html#id1</text:span></text:p>
        <text:p text:style-name="P188"/>
        <text:p text:style-name="P162">1.6.2015</text:p>
        <text:p text:style-name="P162"/>
        <text:p text:style-name="P162"><text:tab/>- skinuo par zanimljivih stvari u /mnt/data/Posao/advanced fpga/ - nije direktno vezano</text:p>
        <text:p text:style-name="P162"/>
        <text:p text:style-name="P164"><text:tab/>- <text:span text:style-name="T92">slovenci fpga lstm http://www.midem-drustvo.si/Journal%20papers/MIDEM_43%282013%292p131.pdf</text:span></text:p>
        <text:p text:style-name="P162"/>
        <text:p text:style-name="P163"><text:tab/><text:span text:style-name="T91">pročitao http://karpathy.github.io/2015/05/21/rnn-effectiveness/</text:span></text:p>
        <text:p text:style-name="P187"/>
        <text:p text:style-name="P165">2.6.2015</text:p>
        <text:p text:style-name="P138"/>
        <text:p text:style-name="P138"><text:tab/>- <text:span text:style-name="T101">proučio ponovno rokove i pravila za diplomski rad :(</text:span></text:p>
        <text:p text:style-name="P167"/>
        <text:p text:style-name="P167"><text:tab/>- <text:span text:style-name="T102">napisao skicu rada, proučio još malo upute</text:span></text:p>
        <text:p text:style-name="P167"/>
        <text:p text:style-name="P167"><text:tab/>- <text:span text:style-name="T103">sad idemo radit dalje</text:span></text:p>
        <text:p text:style-name="P167"/>
        <text:p text:style-name="P168"><text:tab/>-<text:span text:style-name="T105">vjerojatno nezanimljivo: http://cse.iitkgp.ac.in/~psraja/FNNs%20,RNNs%20,LSTM%20and%20BLSTM.pdf</text:span></text:p>
        <text:p text:style-name="P168"/>
        <text:p text:style-name="P169"><text:tab/><text:span text:style-name="T106">usporedba brzine &gt; but this is interesting&gt; https://github.com/Lasagne/Lasagne/issues/17</text:span></text:p>
        <text:p text:style-name="P170"><text:tab/><text:span text:style-name="T106">pogotovo http://labrosa.ee.columbia.edu/hamr_ismir2014/proceedings/doku.php?id=lstm_benchmarks</text:span></text:p>
        <text:p text:style-name="P170"/>
        <text:p text:style-name="P170"/>
        <text:p text:style-name="P127">THE MUNICH FEATURE ENHANCEMENT APPROACH TO THE 2ND CHIME CHALLENGE</text:p>
        <text:p text:style-name="P126">USING BLSTM RECURRENT NEURAL NETWORKS</text:p>
        <text:p text:style-name="P172">skinut<text:span text:style-name="T108">o</text:span> sa&gt;</text:p>
        <text:p text:style-name="P171"><text:tab/><text:span text:style-name="T107">http://mediatum.ub.tum.de/doc/1189715/1189715.pdf </text:span></text:p>
        <text:p text:style-name="P173">spremljen<text:span text:style-name="T108">o</text:span> u interesting/da/chime_currennt_1189715.pdf</text:p>
        <text:p text:style-name="P138"/>
        <text:p text:style-name="P138"/>
        <text:p text:style-name="P191">- <text:span text:style-name="T77">složit evaluiranje na test setu -&gt; openSMILE ili CURRENNT - oboje bumo isprobali?</text:span></text:p>
        <text:p text:style-name="P197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4">test set baseline:</text:p>
        <text:p text:style-name="P174"/>
        <text:p text:style-name="P174">clean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10.58 <text:s/>11.17 <text:s/>13.33 <text:s/>17.75 <text:s/>21.17 <text:s/>24.42;</text:p>
        <text:p text:style-name="P174">];</text:p>
        <text:p text:style-name="P174"/>
        <text:p text:style-name="P174">reverberated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32.17 <text:s/>38.33 <text:s/>52.08 <text:s/>62.67 <text:s/>76.08 <text:s/>83.83;</text:p>
        <text:p text:style-name="P174">];</text:p>
        <text:p text:style-name="P174"/>
        <text:p text:style-name="P174">noisy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49.33 <text:s/>58.67 <text:s/>67.50 <text:s/>75.08 <text:s/>78.83 <text:s/>82.92;</text:p>
        <text:p text:style-name="P174">];</text:p>
        <text:p text:style-name="P174"/>
        <text:p text:style-name="P174">test set sa mojim FE:</text:p>
        <text:p text:style-name="P174"/>
        <text:p text:style-name="P174">clean model 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26.83 <text:s/>31.33 <text:s/>37.58 <text:s/>41.42 <text:s/>44.33 <text:s/>48.17;</text:p>
        <text:p text:style-name="P175">]; - <text:span text:style-name="T114">bolje</text:span></text:p>
        <text:p text:style-name="P140"/>
        <text:p text:style-name="P174">reverberated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15.67 <text:s/>17.42 <text:s/>18.50 <text:s/>18.08 <text:s/>21.08 <text:s/>21.58;</text:p>
        <text:p text:style-name="P174">]; - <text:span text:style-name="T114">lošije</text:span></text:p>
        <text:p text:style-name="P174"/>
        <text:p text:style-name="P174">noisy model</text:p>
        <text:p text:style-name="P174">acc = [</text:p>
        <text:p text:style-name="P174">% m6dB <text:s text:c="2"/>m3dB <text:s text:c="2"/>0dB <text:s text:c="3"/>3dB <text:s text:c="3"/>6dB <text:s text:c="3"/>9dB <text:s text:c="3"/></text:p>
        <text:p text:style-name="P174"><text:s text:c="2"/>9.08 <text:s/>11.08 <text:s/>9.42 <text:s/>9.50 <text:s/>8.08 <text:s/>8.17;</text:p>
        <text:p text:style-name="P175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7"><text:tab/>- pročitao https://www.fer.unizg.hr/_download/repository/pravopisni_savjeti.pdf</text:p>
        <text:p text:style-name="P177"/>
        <text:p text:style-name="P178"><text:soft-page-break/>4.6.2015</text:p>
        <text:p text:style-name="P178"/>
        <text:p text:style-name="P178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79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3">testirao nakon epohe 70</text:span></text:p>
        <text:p text:style-name="P198">test_raw_clean/</text:p>
        <text:p text:style-name="P198">acc = [</text:p>
        <text:p text:style-name="P198">% m6dB <text:s text:c="2"/>m3dB <text:s text:c="2"/>0dB <text:s text:c="3"/>3dB <text:s text:c="3"/>6dB <text:s text:c="3"/>9dB <text:s text:c="3"/></text:p>
        <text:p text:style-name="P198"><text:s text:c="2"/>10.58 <text:s/>11.17 <text:s/>13.33 <text:s/>17.75 <text:s/>21.17 <text:s/>24.42;</text:p>
        <text:p text:style-name="P198">];</text:p>
        <text:p text:style-name="P183"/>
        <text:p text:style-name="P186"><text:tab/><text:span text:style-name="T124">test_raw_reverberated/</text:span>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32.17 <text:s/>38.33 <text:s/>52.08 <text:s/>62.67 <text:s/>76.08 <text:s/>83.83;</text:p>
        <text:p text:style-name="P199">]; mean = 57.23</text:p>
        <text:p text:style-name="P199"/>
        <text:p text:style-name="P199">test_raw_noisy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49.33 <text:s/>58.67 <text:s/>67.50 <text:s/>75.08 <text:s/>78.83 <text:s/>82.92;</text:p>
        <text:p text:style-name="P199">]; mean = 68.72</text:p>
        <text:p text:style-name="P199"/>
        <text:p text:style-name="P198"/>
        <text:p text:style-name="P184"><text:tab/><text:span text:style-name="T124">ep70_test_clean_clean/</text:span></text:p>
        <text:p text:style-name="P198">acc = [</text:p>
        <text:p text:style-name="P198">% m6dB <text:s text:c="2"/>m3dB <text:s text:c="2"/>0dB <text:s text:c="3"/>3dB <text:s text:c="3"/>6dB <text:s text:c="3"/>9dB <text:s text:c="3"/></text:p>
        <text:p text:style-name="P198"><text:s text:c="2"/>14.58 <text:s/>16.08 <text:s/>16.58 <text:s/>13.92 <text:s/>14.83 <text:s/>12.25;</text:p>
        <text:p text:style-name="P198">];</text:p>
        <text:p text:style-name="P198">milivoj</text:p>
        <text:p text:style-name="P183"/>
        <text:p text:style-name="P199">ep70_test_reverberated_reverberated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59.58 <text:s/>66.17 <text:s/>69.42 <text:s/>71.67 <text:s/>72.08 <text:s/>75.08;</text:p>
        <text:p text:style-name="P199">]; mean = 69.0</text:p>
        <text:p text:style-name="P155"><text:soft-page-break/><text:tab/></text:p>
        <text:p text:style-name="P185"><text:tab/>ep70_test_noisy_noisy/</text:p>
        <text:p text:style-name="P198">acc = [</text:p>
        <text:p text:style-name="P198">% m6dB <text:s text:c="2"/>m3dB <text:s text:c="2"/>0dB <text:s text:c="3"/>3dB <text:s text:c="3"/>6dB <text:s text:c="3"/>9dB <text:s text:c="3"/></text:p>
        <text:p text:style-name="P198"><text:s text:c="2"/>24.83 <text:s/>23.50 <text:s/>22.25 <text:s/>19.83 <text:s/>17.58 <text:s/>15.83;</text:p>
        <text:p text:style-name="P198">];</text:p>
        <text:p text:style-name="P198"/>
        <text:p text:style-name="P200">jeej, poboljšanje od 0.28 u WAR ! <text:span text:style-name="T125">srećom se još trenira xD...</text:span></text:p>
        <text:p text:style-name="P200"/>
        <text:p text:style-name="P201">ep33_test_clean_clean/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 text:c="2"/>14.67 <text:s/>14.75 <text:s/>16.08 <text:s/>13.33 <text:s/>13.58 <text:s/>12.50;</text:p>
        <text:p text:style-name="P201">];</text:p>
        <text:p text:style-name="P201"/>
        <text:p text:style-name="P201">ep33_test_noisy/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 text:c="2"/>22.83 <text:s/>23.17 <text:s/>21.83 <text:s/>18.75 <text:s/>15.75 <text:s/>15.00;</text:p>
        <text:p text:style-name="P201">];</text:p>
        <text:p text:style-name="P201"/>
        <text:p text:style-name="P201">ep33_test_reverberated/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/><text:span text:style-name="T128"><text:s/>58.33 <text:s/>64.92 <text:s/>67.58 <text:s/>69.92 <text:s/>71.58 <text:s/>73.17; mean = 67.58</text:span></text:p>
        <text:p text:style-name="P201">];</text:p>
        <text:p text:style-name="P155"/>
        <text:p text:style-name="P161"><text:tab/>- <text:span text:style-name="T123">uredio, skupio, presložio literaturu (kasnije ću točno formatirat)</text:span></text:p>
        <text:p text:style-name="P161"><text:tab/>- <text:span text:style-name="T129">napisao skoro 1000 riječi</text:span></text:p>
        <text:p text:style-name="P155"/>
        <text:p text:style-name="P155">TODO</text:p>
        <text:p text:style-name="P156"/>
        <text:p text:style-name="P156"><text:tab/>- <text:span text:style-name="T126">skripta za scoreanje</text:span></text:p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soft-page-break/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6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0">23.6. - vjerojatno najkasnije za odnijet na uvez, <text:span text:style-name="T119">zbog neradnih dana</text:span></text:p>
        <text:p text:style-name="P142"/>
        <text:p text:style-name="P176">napisat sve, provjerit formating tj. kako treba biti uvezen rad </text:p>
        <text:p text:style-name="P176"/>
        <text:p text:style-name="P181">ispuniti na internetu formular i uploadat rad</text:p>
        <text:p text:style-name="P176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8T23:43:15.690483736</dc:date>
    <meta:editing-duration>P46DT10H49M20S</meta:editing-duration>
    <meta:editing-cycles>260</meta:editing-cycles>
    <meta:document-statistic meta:table-count="0" meta:image-count="1" meta:object-count="0" meta:page-count="14" meta:paragraph-count="413" meta:word-count="2433" meta:character-count="20331" meta:non-whitespace-character-count="17637"/>
  </office:meta>
</office:document-meta>
</file>